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normal" officeooo:rsid="000503aa" officeooo:paragraph-rsid="000503aa" style:font-size-asian="14pt" style:font-weight-asian="normal" style:font-size-complex="1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6pt" fo:font-weight="normal" officeooo:rsid="000503aa" officeooo:paragraph-rsid="0006b00a" style:font-size-asian="14pt" style:font-weight-asian="normal" style:font-size-complex="16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6pt" officeooo:rsid="0002ece0" officeooo:paragraph-rsid="0002ece0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16pt" officeooo:rsid="0002ece0" officeooo:paragraph-rsid="00042199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font-name="Droid Sans" fo:font-size="16pt" officeooo:rsid="00042199" officeooo:paragraph-rsid="00042199" style:font-size-asian="16pt" style:font-size-complex="16pt"/>
    </style:style>
    <style:style style:name="P6" style:family="paragraph" style:parent-style-name="Heading_20_1">
      <style:paragraph-properties fo:text-align="center" style:justify-single-word="false"/>
      <style:text-properties style:font-name="Droid Sans" fo:font-size="96pt" officeooo:paragraph-rsid="0002ece0" style:font-size-asian="96pt" style:font-size-complex="96pt"/>
    </style:style>
    <style:style style:name="P7" style:family="paragraph" style:parent-style-name="Heading_20_1">
      <style:paragraph-properties fo:text-align="center" style:justify-single-word="false"/>
      <style:text-properties style:font-name="Droid Sans" fo:font-size="88pt" officeooo:rsid="0002ece0" officeooo:paragraph-rsid="0002ece0" style:font-size-asian="88pt" style:font-size-complex="88pt"/>
    </style:style>
    <style:style style:name="P8" style:family="paragraph" style:parent-style-name="Heading_20_1">
      <style:paragraph-properties fo:text-align="center" style:justify-single-word="false"/>
      <style:text-properties style:font-name="Droid Sans" fo:font-size="88pt" officeooo:paragraph-rsid="0002ece0" style:font-size-asian="88pt" style:font-size-complex="88pt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Droid Sans" fo:font-size="88pt" officeooo:paragraph-rsid="0002ece0" style:font-size-asian="88pt" style:font-size-complex="88pt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Droid Sans" fo:font-size="88pt" officeooo:rsid="0002ece0" officeooo:paragraph-rsid="0002ece0" style:font-size-asian="88pt" style:font-size-complex="88pt"/>
    </style:style>
    <style:style style:name="T1" style:family="text">
      <style:text-properties officeooo:rsid="0002ec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font-name="Droid Sans"/>
    </style:style>
    <style:style style:name="T5" style:family="text">
      <style:text-properties style:font-name="Droid Sans" fo:font-size="88pt" officeooo:rsid="0002ece0" style:font-size-asian="88pt" style:font-size-complex="88pt"/>
    </style:style>
    <style:style style:name="T6" style:family="text">
      <style:text-properties style:font-name="Droid Sans" officeooo:rsid="0002ece0"/>
    </style:style>
    <style:style style:name="T7" style:family="text">
      <style:text-properties style:font-name="Droid Sans" officeooo:rsid="0006b0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6" text:outline-level="1"><text:span text:style-name="T1">Varasto</text:span></text:h>
      <text:p text:style-name="P4">Varasto on tarkoitettu <text:span text:style-name="T2">kulutustavaran ja työkalujen säilytykseen</text:span>. </text:p>
      <text:p text:style-name="P5">Jos tuot labille isompaa kulutustavaraa, <text:span text:style-name="T2">merkitse</text:span> siihen selkeästi <text:span text:style-name="T2">tuontipäivämäärä</text:span>.</text:p>
      <text:p text:style-name="P3">Varaston perällä on jäsenille varattuna hyllytilaa, johonka <text:span text:style-name="T2">avainmaksajat</text:span> ja <text:span text:style-name="T2">kannatusjäsenet</text:span> voivat varastoida yhden <text:span text:style-name="T3">smartstore 15</text:span> laatikon verran tavaraa. Mahdollisesta lisätilasta sovitaan erikseen hallituksen kanssa.</text:p>
      <text:h text:style-name="P9" text:outline-level="1"/>
      <text:h text:style-name="P8" text:outline-level="1"><text:span text:style-name="T1">Elektroniikkatila</text:span></text:h>
      <text:p text:style-name="P1"><text:span text:style-name="T6">T</text:span><text:span text:style-name="T4">avarat säilytetään hyllyillä smartstore laatikoissa. Kulutustavaraa ja työkaluja saa käyttää ja täydentää oman tarpeen mukaan.</text:span></text:p>
      <text:p text:style-name="P1"><text:span text:style-name="T4">Siivoa vähintään omat jäkesi. Lajittele roskat niille merkittyihin koreihin.</text:span></text:p>
      <text:h text:style-name="P10" text:outline-level="1"/>
      <text:h text:style-name="P7" text:outline-level="1">Mekaniikkatila</text:h>
      <text:p text:style-name="P1"><text:span text:style-name="T6">Kulutustavaraa ja työkaluja saa käyttää ja täydentää oman tarpeen mukaan.</text:span></text:p>
      <text:p text:style-name="P2"><text:span text:style-name="T6">Siivoa vähintään omat jäkesi. </text:span></text:p>
      <text:p text:style-name="P2"><text:span text:style-name="T7">Sulje ovi, jos meinaat pitää meteliä. Tiistaisin klo 18-20 ei saa melu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2:48:19.305637010</meta:creation-date>
    <dc:date>2016-02-10T13:47:10.437798034</dc:date>
    <meta:editing-duration>PT12M59S</meta:editing-duration>
    <meta:editing-cycles>2</meta:editing-cycles>
    <meta:generator>LibreOffice/5.0.4.2$Linux_X86_64 LibreOffice_project/00m0$Build-2</meta:generator>
    <meta:document-statistic meta:table-count="0" meta:image-count="0" meta:object-count="0" meta:page-count="3" meta:paragraph-count="11" meta:word-count="93" meta:character-count="786" meta:non-whitespace-character-count="702"/>
  </office:meta>
</office:document-meta>
</file>